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ablePreparedStatement.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ablePreparedStatement.PoolablePreparedStatement( PreparedStatement stmt , Object key , KeyedObjectPool pool , 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olablePreparedStatement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ablePreparedStatement.passiv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